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507168" officeooo:paragraph-rsid="044c79ec"/>
    </style:style>
    <style:style style:name="P4" style:family="paragraph" style:parent-style-name="Text_20_body">
      <style:paragraph-properties fo:text-align="end" style:justify-single-word="false" style:writing-mode="rl-tb"/>
      <style:text-properties officeooo:rsid="04507168" officeooo:paragraph-rsid="044c79ec"/>
    </style:style>
    <style:style style:name="P5" style:family="paragraph" style:parent-style-name="Heading_20_2">
      <style:text-properties officeooo:rsid="0428056d" officeooo:paragraph-rsid="044c79ec"/>
    </style:style>
    <style:style style:name="P6" style:family="paragraph" style:parent-style-name="Heading_20_2">
      <style:text-properties officeooo:paragraph-rsid="04255d09"/>
    </style:style>
    <style:style style:name="P7" style:family="paragraph" style:parent-style-name="Heading_20_1">
      <style:text-properties fo:font-weight="normal" officeooo:rsid="042676bf" officeooo:paragraph-rsid="04255d09" style:font-weight-asian="normal" style:font-weight-complex="normal"/>
    </style:style>
    <style:style style:name="P8" style:family="paragraph" style:parent-style-name="Text_20_body" style:list-style-name="L1">
      <style:text-properties officeooo:paragraph-rsid="045569a2"/>
    </style:style>
    <style:style style:name="P9" style:family="paragraph" style:parent-style-name="Text_20_body" style:list-style-name="L1">
      <style:text-properties officeooo:rsid="045768b1" officeooo:paragraph-rsid="045a2b76"/>
    </style:style>
    <style:style style:name="P10" style:family="paragraph" style:parent-style-name="Text_20_body" style:list-style-name="L1">
      <style:text-properties officeooo:rsid="045832f9" officeooo:paragraph-rsid="045832f9"/>
    </style:style>
    <style:style style:name="P11" style:family="paragraph" style:parent-style-name="Text_20_body" style:list-style-name="L1">
      <style:text-properties officeooo:rsid="045832f9" officeooo:paragraph-rsid="045a2b76"/>
    </style:style>
    <style:style style:name="P12" style:family="paragraph" style:parent-style-name="Text_20_body">
      <style:text-properties officeooo:rsid="045832f9" officeooo:paragraph-rsid="045832f9"/>
    </style:style>
    <style:style style:name="P13" style:family="paragraph" style:parent-style-name="Text_20_body" style:list-style-name="L1">
      <style:text-properties officeooo:rsid="0459cfd1" officeooo:paragraph-rsid="045a2b7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2676bf" style:font-weight-asian="normal" style:font-weight-complex="normal"/>
    </style:style>
    <style:style style:name="T3" style:family="text">
      <style:text-properties fo:font-weight="normal" officeooo:rsid="042a780b" style:font-weight-asian="normal" style:font-weight-complex="normal"/>
    </style:style>
    <style:style style:name="T4" style:family="text">
      <style:text-properties fo:font-weight="normal" officeooo:rsid="04507168" style:font-weight-asian="normal" style:font-weight-complex="normal"/>
    </style:style>
    <style:style style:name="T5" style:family="text">
      <style:text-properties fo:font-weight="normal" officeooo:rsid="044f1b18" style:font-weight-asian="normal" style:font-weight-complex="normal"/>
    </style:style>
    <style:style style:name="T6" style:family="text">
      <style:text-properties fo:font-weight="normal" officeooo:rsid="04526baf" style:font-weight-asian="normal" style:font-weight-complex="normal"/>
    </style:style>
    <style:style style:name="T7" style:family="text">
      <style:text-properties officeooo:rsid="044da992"/>
    </style:style>
    <style:style style:name="T8" style:family="text">
      <style:text-properties officeooo:rsid="044f1b18"/>
    </style:style>
    <style:style style:name="T9" style:family="text">
      <style:text-properties officeooo:rsid="045569a2"/>
    </style:style>
    <style:style style:name="T10" style:family="text">
      <style:text-properties officeooo:rsid="045832f9"/>
    </style:style>
    <style:style style:name="T11" style:family="text">
      <style:text-properties officeooo:rsid="045a2b76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שאלות למבחן</text:h>
      <text:p text:style-name="P6"><text:span text:style-name="T2">1</text:span><text:span text:style-name="T1">. </text:span><text:span text:style-name="T3">זיהוי תקלות</text:span></text:p>
      <text:list xml:id="list1992731155625425156" text:style-name="L1">
        <text:list-item>
          <text:p text:style-name="P8"><text:span text:style-name="T9">אופרטור + על מחרוזות שקורא לעצמו (תיקיה 0);</text:span></text:p>
        </text:list-item>
        <text:list-item>
          <text:p text:style-name="P11">אופרטור * לא קומוטטיבי<text:span text:style-name="T9"> (תיקיה 0);</text:span></text:p>
        </text:list-item>
        <text:list-item>
          <text:p text:style-name="P11">אופרטור + לא גורר אופרטור +=<text:span text:style-name="T9"> (תיקיה 1);</text:span></text:p>
        </text:list-item>
        <text:list-item>
          <text:p text:style-name="P13">אופרטור == לא גורר אופרטור !=<text:span text:style-name="T9"> (תיקיה 1);</text:span></text:p>
        </text:list-item>
        <text:list-item>
          <text:p text:style-name="P9">הגדרת אופרטור &lt;&lt; <text:span text:style-name="T10">או &gt;&gt; </text:span>כשיטה<text:span text:style-name="T9"> (תיקיה 1);</text:span></text:p>
        </text:list-item>
        <text:list-item>
          <text:p text:style-name="P10">בדיקת שגיאות באופרטור קלט<text:span text:style-name="T11"> - מה יקרה במצב של קלט חלקי?</text:span></text:p>
        </text:list-item>
      </text:list>
      <text:p text:style-name="P12"/>
      <text:p text:style-name="P5"><text:span text:style-name="T6">2</text:span><text:span text:style-name="T1">. </text:span><text:span text:style-name="T5">מ-</text:span><text:span text:style-name="T4">++C </text:span><text:span text:style-name="T5">ל-</text:span><text:span text:style-name="T4">Java</text:span></text:p>
      <text:p text:style-name="P3">נ<text:span text:style-name="T8">ת</text:span>ונה תוכנית בשפת ++C [עם <text:span text:style-name="T7">העמסת אופרטורים</text:span>]. </text:p>
      <text:p text:style-name="P3">מה צריך לעשות כדי לתרגם את התוכנית הזאת לשפת Java?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0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8-04-10T16:51:44.498726203</dc:date>
    <meta:editing-duration>P7DT22H44M41S</meta:editing-duration>
    <meta:editing-cycles>1018</meta:editing-cycles>
    <meta:document-statistic meta:table-count="0" meta:image-count="0" meta:object-count="0" meta:page-count="1" meta:paragraph-count="13" meta:word-count="87" meta:character-count="409" meta:non-whitespace-character-count="340"/>
  </office:meta>
</office:document-meta>
</file>